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AotGenerator.withCglibClassHandler( CglibClassHandler cglibClassHandler , Supplier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ContextAotGenerator.processAheadOfTime( GenericApplicationContext applicationContext ,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